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table:style-name="Default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אבן העזר חלק א מחבר.txt</text:p>
          </table:table-cell>
          <table:table-cell office:value-type="string" calcext:value-type="string">
            <text:p>שולחן ערוך אבן האזל חלק ב מחבר.txt</text:p>
          </table:table-cell>
          <table:table-cell office:value-type="string" calcext:value-type="string">
            <text:p>מחבר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אבן העזר חלק א ביאור הגר''א.txt</text:p>
          </table:table-cell>
          <table:table-cell office:value-type="string" calcext:value-type="string">
            <text:p>שולחן ערוך אבן האזל חלק ב ביאור הגרא.txt</text:p>
          </table:table-cell>
          <table:table-cell table:style-name="ce3" office:value-type="string" calcext:value-type="string">
            <text:p>ביאור הגר"א</text:p>
          </table:table-cell>
          <table:table-cell table:style-name="ce4"/>
          <table:table-cell/>
        </table:table-row>
        <table:table-row table:style-name="ro2">
          <table:table-cell table:style-name="ce1"/>
          <table:table-cell office:value-type="string" calcext:value-type="string">
            <text:p>שולחן ערוך אבן העזר חלק ב בית מאיר.txt</text:p>
          </table:table-cell>
          <table:table-cell office:value-type="string" calcext:value-type="string">
            <text:p>בית מאיר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הגהות רעא אבן העזר חלק א.txt</text:p>
          </table:table-cell>
          <table:table-cell office:value-type="string" calcext:value-type="string">
            <text:p>שולחן ערוך אבן האזל חלק ב רע''א.txt</text:p>
          </table:table-cell>
          <table:table-cell table:style-name="ce3" office:value-type="string" calcext:value-type="string">
            <text:p>הגהות ר' עקיבא איגר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חכמת שלמה אבן העזר חלק א.txt</text:p>
          </table:table-cell>
          <table:table-cell office:value-type="string" calcext:value-type="string">
            <text:p>שולחן ערוך אבן האזל חלק ב חכמת שלמה.txt</text:p>
          </table:table-cell>
          <table:table-cell office:value-type="string" calcext:value-type="string">
            <text:p>חכמת שלמה</text:p>
          </table:table-cell>
          <table:table-cell table:number-columns-repeated="2"/>
        </table:table-row>
        <table:table-row table:style-name="ro3">
          <table:table-cell table:style-name="ce1"/>
          <table:table-cell office:value-type="string" calcext:value-type="string">
            <text:p>שולחן ערוך אבן האזל חלק ב טז.txt</text:p>
          </table:table-cell>
          <table:table-cell table:style-name="ce3" office:value-type="string" calcext:value-type="string">
            <text:p>ט"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אבן העזר חלק א עזר מקודש.txt</text:p>
          </table:table-cell>
          <table:table-cell office:value-type="string" calcext:value-type="string">
            <text:p>שולחן ערוך אבן האזל חלק ב עזר מקודש.txt</text:p>
          </table:table-cell>
          <table:table-cell office:value-type="string" calcext:value-type="string">
            <text:p>עזר מקודש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פרי חדש.txt</text:p>
          </table:table-cell>
          <table:table-cell table:style-name="ce4" office:value-type="string" calcext:value-type="string">
            <text:p>פרי חד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באר הגולה אבן העזר חלק א.txt</text:p>
          </table:table-cell>
          <table:table-cell office:value-type="string" calcext:value-type="string">
            <text:p>שולחן ערוך אבן האזל חלק ב באר הגולה.txt</text:p>
          </table:table-cell>
          <table:table-cell table:style-name="ce4" office:value-type="string" calcext:value-type="string">
            <text:p>באר הגול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שי למורה אבן העזר חלק א.txt</text:p>
          </table:table-cell>
          <table:table-cell office:value-type="string" calcext:value-type="string">
            <text:p>שולחן ערוך אבן האזל חלק ב שי למורא.txt</text:p>
          </table:table-cell>
          <table:table-cell table:style-name="ce3" office:value-type="string" calcext:value-type="string">
            <text:p>שי למורה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שולחן ערוך אבן האזל חלק ב צלעות הבית.txt</text:p>
          </table:table-cell>
          <table:table-cell office:value-type="string" calcext:value-type="string">
            <text:p>צלעות הבית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שולחן ערוך אבן האזל חלק ב שלחן הטהור.txt</text:p>
          </table:table-cell>
          <table:table-cell office:value-type="string" calcext:value-type="string">
            <text:p>שלחן הטהור</text:p>
          </table:table-cell>
          <table:table-cell table:number-columns-repeated="2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תורת השלמי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שולחן ערוך פתחי תשובה אבן האזל חלק א.txt</text:p>
          </table:table-cell>
          <table:table-cell office:value-type="string" calcext:value-type="string">
            <text:p>שולחן ערוך אבן העזר פתחי תשובה חלק ב.txt</text:p>
          </table:table-cell>
          <table:table-cell table:style-name="ce5" office:value-type="string" calcext:value-type="string">
            <text:p>Missing in our summary fi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4:16:38.075783261</meta:creation-date>
    <dc:date>2017-02-26T14:28:39.316099167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38" meta:object-count="0"/>
  </office:meta>
</office:document-meta>
</file>